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6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65"/>
          <table:table-cell table:style-name="ce166" table:number-columns-repeated="4"/>
          <table:table-cell table:style-name="ce171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66" office:value-type="string">
            <text:p>Passed</text:p>
          </table:table-cell>
          <table:table-cell table:style-name="ce166" table:formula="of:=COUNTIF([.L$7:.L$737];[.$K2])" office:value-type="float" office:value="0">
            <text:p>0</text:p>
          </table:table-cell>
          <table:table-cell table:style-name="ce166" table:formula="of:=COUNTIF([.M$7:.M$737];[.$K2])" office:value-type="float" office:value="0">
            <text:p>0</text:p>
          </table:table-cell>
          <table:table-cell table:style-name="ce166" table:formula="of:=COUNTIF([.N$7:.N$737];[.$K2])" office:value-type="float" office:value="0">
            <text:p>0</text:p>
          </table:table-cell>
          <table:table-cell table:style-name="ce166" table:formula="of:=COUNTIF([.O$7:.O$737];[.$K2])" office:value-type="float" office:value="0">
            <text:p>0</text:p>
          </table:table-cell>
          <table:table-cell table:style-name="ce171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66" office:value-type="string">
            <text:p>Failed</text:p>
          </table:table-cell>
          <table:table-cell table:style-name="ce166" table:formula="of:=COUNTIF([.L$7:.L$737];[.$K3])" office:value-type="float" office:value="0">
            <text:p>0</text:p>
          </table:table-cell>
          <table:table-cell table:style-name="ce166" table:formula="of:=COUNTIF([.M$7:.M$737];[.$K3])" office:value-type="float" office:value="0">
            <text:p>0</text:p>
          </table:table-cell>
          <table:table-cell table:style-name="ce166" table:formula="of:=COUNTIF([.N$7:.N$737];[.$K3])" office:value-type="float" office:value="0">
            <text:p>0</text:p>
          </table:table-cell>
          <table:table-cell table:style-name="ce166" table:formula="of:=COUNTIF([.O$7:.O$737];[.$K3])" office:value-type="float" office:value="0">
            <text:p>0</text:p>
          </table:table-cell>
          <table:table-cell table:style-name="ce172" table:number-columns-repeated="2"/>
          <table:table-cell table:style-name="ce175"/>
          <table:table-cell table:style-name="ce171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66" office:value-type="string">
            <text:p>Blocked</text:p>
          </table:table-cell>
          <table:table-cell table:style-name="ce166" table:formula="of:=COUNTIF([.L$7:.L$737];[.$K4])" office:value-type="float" office:value="0">
            <text:p>0</text:p>
          </table:table-cell>
          <table:table-cell table:style-name="ce166" table:formula="of:=COUNTIF([.M$7:.M$737];[.$K4])" office:value-type="float" office:value="0">
            <text:p>0</text:p>
          </table:table-cell>
          <table:table-cell table:style-name="ce166" table:formula="of:=COUNTIF([.N$7:.N$737];[.$K4])" office:value-type="float" office:value="0">
            <text:p>0</text:p>
          </table:table-cell>
          <table:table-cell table:style-name="ce166" table:formula="of:=COUNTIF([.O$7:.O$737];[.$K4])" office:value-type="float" office:value="0">
            <text:p>0</text:p>
          </table:table-cell>
          <table:table-cell table:style-name="ce172" table:number-columns-repeated="2"/>
          <table:table-cell table:style-name="ce175"/>
          <table:table-cell table:style-name="ce171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67" office:value-type="string">
            <text:p>N/A</text:p>
          </table:table-cell>
          <table:table-cell table:style-name="ce166" table:formula="of:=COUNTIF([.L$7:.L$737];[.$K5])" office:value-type="float" office:value="0">
            <text:p>0</text:p>
          </table:table-cell>
          <table:table-cell table:style-name="ce166" table:formula="of:=COUNTIF([.M$7:.M$737];[.$K5])" office:value-type="float" office:value="0">
            <text:p>0</text:p>
          </table:table-cell>
          <table:table-cell table:style-name="ce166" table:formula="of:=COUNTIF([.N$7:.N$737];[.$K5])" office:value-type="float" office:value="0">
            <text:p>0</text:p>
          </table:table-cell>
          <table:table-cell table:style-name="ce166" table:formula="of:=COUNTIF([.O$7:.O$737];[.$K5])" office:value-type="float" office:value="0">
            <text:p>0</text:p>
          </table:table-cell>
          <table:table-cell table:style-name="ce172" table:number-columns-repeated="2"/>
          <table:table-cell table:style-name="ce175"/>
          <table:table-cell table:style-name="ce171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phone4</text:p>
          </table:table-cell>
          <table:table-cell table:style-name="ce123" office:value-type="string">
            <text:p>Iphone4S</text:p>
          </table:table-cell>
          <table:table-cell table:style-name="ce123" office:value-type="string">
            <text:p>Comment/Bug</text:p>
          </table:table-cell>
          <table:table-cell table:style-name="ce123" table:number-columns-repeated="4"/>
          <table:table-cell table:style-name="ce176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5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9" table:number-columns-repeated="6"/>
          <table:table-cell table:style-name="ce174"/>
          <table:table-cell table:style-name="ce178" table:number-columns-repeated="3"/>
          <table:table-cell table:style-name="ce179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9" table:number-columns-repeated="6"/>
          <table:table-cell table:style-name="ce174"/>
          <table:table-cell table:style-name="ce178" table:number-columns-repeated="3"/>
          <table:table-cell table:style-name="ce179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9" table:number-columns-repeated="6"/>
          <table:table-cell table:style-name="ce174"/>
          <table:table-cell table:style-name="ce178" table:number-columns-repeated="3"/>
          <table:table-cell table:style-name="ce179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11" table:number-rows-repeated="2">
          <table:table-cell table:style-name="ce89" table:number-columns-repeated="102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0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0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0:56:56</dc:date>
    <meta:editing-cycles>276</meta:editing-cycles>
    <meta:editing-duration>P3DT15H8M33S</meta:editing-duration>
    <dc:creator>exoplatform </dc:creator>
    <meta:document-statistic meta:table-count="4" meta:cell-count="1634" meta:object-count="1"/>
    <meta:user-defined meta:name="Info 1"/>
    <meta:user-defined meta:name="Info 2"/>
    <meta:user-defined meta:name="Info 3"/>
    <meta:user-defined meta:name="Info 4"/>
  </office:meta>
</office:document-meta>
</file>